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>
      <style:paragraph-properties fo:text-align="center" style:justify-single-word="false"/>
      <style:text-properties officeooo:paragraph-rsid="0001d545"/>
    </style:style>
    <style:style style:name="T1" style:family="text">
      <style:text-properties officeooo:rsid="0001d545"/>
    </style:style>
    <style:style style:name="T2" style:family="text">
      <style:text-properties style:text-underline-style="solid" style:text-underline-width="auto" style:text-underline-color="font-color" officeooo:rsid="0001d54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2">Perl Quick Reference</text:span></text:span></text:p>
      <text:p text:style-name="Text_20_body"><text:span text:style-name="Strong_20_Emphasis"/></text:p>
      <text:p text:style-name="Text_20_body"><text:span text:style-name="Strong_20_Emphasis">Variables:</text:span></text:p>
      <text:list text:style-name="L1">
        <text:list-item>
          <text:p text:style-name="P2">Variables hold data that can be manipulated during program execution.</text:p>
        </text:list-item>
        <text:list-item>
          <text:p text:style-name="P2">Declared with a sigil (<text:span text:style-name="Source_20_Text">$</text:span> for scalars, <text:span text:style-name="Source_20_Text">@</text:span> for arrays, <text:span text:style-name="Source_20_Text">%</text:span> for hashes).</text:p>
        </text:list-item>
        <text:list-item>
          <text:p text:style-name="P1">Example: <text:span text:style-name="Source_20_Text">$num = 10;</text:span>, <text:span text:style-name="Source_20_Text">@names = ("Alice", "Bob", "Charlie");</text:span>, <text:span text:style-name="Source_20_Text">%ages = ("Alice" =&gt; 30, "Bob" =&gt; 35, "Charlie" =&gt; 40);</text:span></text:p>
        </text:list-item>
      </text:list>
      <text:p text:style-name="Text_20_body"><text:span text:style-name="Strong_20_Emphasis">Data Types:</text:span></text:p>
      <text:list text:style-name="L2">
        <text:list-item>
          <text:p text:style-name="P4">Scalars: single values like integers, floats, strings.</text:p>
        </text:list-item>
        <text:list-item>
          <text:p text:style-name="P4">Arrays: ordered lists of scalar values.</text:p>
        </text:list-item>
        <text:list-item>
          <text:p text:style-name="P4">Hashes: unordered collections of key-value pairs.</text:p>
        </text:list-item>
        <text:list-item>
          <text:p text:style-name="P3">Context: Perl automatically interprets the context in which data is used (scalar or list context).</text:p>
        </text:list-item>
      </text:list>
      <text:p text:style-name="Text_20_body"><text:span text:style-name="Strong_20_Emphasis">Operators:</text:span></text:p>
      <text:list text:style-name="L3">
        <text:list-item>
          <text:p text:style-name="P6">Arithmetic: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%</text:span>.</text:p>
        </text:list-item>
        <text:list-item>
          <text:p text:style-name="P6">String concatenation: <text:span text:style-name="Source_20_Text">.</text:span>.</text:p>
        </text:list-item>
        <text:list-item>
          <text:p text:style-name="P6">Comparison: <text:span text:style-name="Source_20_Text">==</text:span>, <text:span text:style-name="Source_20_Text">!=</text:span>, <text:span text:style-name="Source_20_Text">&lt;</text:span>, <text:span text:style-name="Source_20_Text">&gt;</text:span>, <text:span text:style-name="Source_20_Text">&lt;=</text:span>, <text:span text:style-name="Source_20_Text">&gt;=</text:span>.</text:p>
        </text:list-item>
        <text:list-item>
          <text:p text:style-name="P6">Logical: <text:span text:style-name="Source_20_Text">&amp;&amp;</text:span>, <text:span text:style-name="Source_20_Text">||</text:span>, <text:span text:style-name="Source_20_Text">!</text:span>.</text:p>
        </text:list-item>
        <text:list-item>
          <text:p text:style-name="P5">Assignment: <text:span text:style-name="Source_20_Text">=</text:span>, <text:span text:style-name="Source_20_Text">+=</text:span>, <text:span text:style-name="Source_20_Text">-=</text:span>, <text:span text:style-name="Source_20_Text">*=</text:span>, <text:span text:style-name="Source_20_Text">/=</text:span>, <text:span text:style-name="Source_20_Text">%=</text:span>.</text:p>
        </text:list-item>
      </text:list>
      <text:p text:style-name="Text_20_body"><text:span text:style-name="Strong_20_Emphasis">Control Flow:</text:span></text:p>
      <text:list text:style-name="L4">
        <text:list-item>
          <text:p text:style-name="P8"><text:span text:style-name="Source_20_Text">if</text:span>, <text:span text:style-name="Source_20_Text">elsif</text:span>, <text:span text:style-name="Source_20_Text">else</text:span> statements for conditional execution.</text:p>
        </text:list-item>
        <text:list-item>
          <text:p text:style-name="P8"><text:span text:style-name="Source_20_Text">unless</text:span> statement for negative conditional execution.</text:p>
        </text:list-item>
        <text:list-item>
          <text:p text:style-name="P8"><text:span text:style-name="Source_20_Text">for</text:span>, <text:span text:style-name="Source_20_Text">foreach</text:span>, <text:span text:style-name="Source_20_Text">while</text:span>, <text:span text:style-name="Source_20_Text">until</text:span> loops for iteration.</text:p>
        </text:list-item>
        <text:list-item>
          <text:p text:style-name="P7"><text:span text:style-name="Source_20_Text">last</text:span>, <text:span text:style-name="Source_20_Text">next</text:span>, <text:span text:style-name="Source_20_Text">redo</text:span> statements for loop control.</text:p>
        </text:list-item>
      </text:list>
      <text:p text:style-name="Text_20_body"><text:span text:style-name="Strong_20_Emphasis">Subroutines:</text:span></text:p>
      <text:list text:style-name="L5">
        <text:list-item>
          <text:p text:style-name="P10">Modularize code by defining subroutines.</text:p>
        </text:list-item>
        <text:list-item>
          <text:p text:style-name="P10">Can have parameters and return values.</text:p>
        </text:list-item>
        <text:list-item>
          <text:p text:style-name="P9">Declaration syntax: <text:span text:style-name="Source_20_Text">sub subroutine_name { body }</text:span>.</text:p>
        </text:list-item>
      </text:list>
      <text:p text:style-name="Text_20_body"><text:span text:style-name="Strong_20_Emphasis">References:</text:span></text:p>
      <text:list text:style-name="L6">
        <text:list-item>
          <text:p text:style-name="P12">References point to another Perl data type.</text:p>
        </text:list-item>
        <text:list-item>
          <text:p text:style-name="P12">Useful for creating complex data structures like arrays of arrays, hashes of hashes, etc.</text:p>
        </text:list-item>
        <text:list-item>
          <text:p text:style-name="P11">Dereferencing syntax: <text:span text:style-name="Source_20_Text">@$array_ref</text:span>, <text:span text:style-name="Source_20_Text">%$hash_ref</text:span>, etc.</text:p>
        </text:list-item>
      </text:list>
      <text:p text:style-name="Text_20_body"><text:span text:style-name="Strong_20_Emphasis">Regular Expressions:</text:span></text:p>
      <text:list text:style-name="L7">
        <text:list-item>
          <text:p text:style-name="P14">Powerful pattern matching and manipulation tool.</text:p>
        </text:list-item>
        <text:list-item>
          <text:p text:style-name="P14">Used for searching, matching, and replacing text.</text:p>
        </text:list-item>
        <text:list-item>
          <text:p text:style-name="P13">Regular expression literals enclosed in forward slashes (<text:span text:style-name="Source_20_Text">/pattern/</text:span>).</text:p>
        </text:list-item>
      </text:list>
      <text:p text:style-name="Text_20_body"><text:soft-page-break/><text:span text:style-name="Strong_20_Emphasis">File I/O:</text:span></text:p>
      <text:list text:style-name="L8">
        <text:list-item>
          <text:p text:style-name="P16">Open, read, write, and close files using filehandles.</text:p>
        </text:list-item>
        <text:list-item>
          <text:p text:style-name="P16">Filehandle types include scalar filehandles (<text:span text:style-name="Source_20_Text">$fh</text:span>) and lexical filehandles (<text:span text:style-name="Source_20_Text">my $fh</text:span>).</text:p>
        </text:list-item>
        <text:list-item>
          <text:p text:style-name="P15">Common file operations include <text:span text:style-name="Source_20_Text">open</text:span>, <text:span text:style-name="Source_20_Text">close</text:span>, <text:span text:style-name="Source_20_Text">print</text:span>, <text:span text:style-name="Source_20_Text">readline</text:span>.</text:p>
        </text:list-item>
      </text:list>
      <text:p text:style-name="Text_20_body"><text:span text:style-name="Strong_20_Emphasis">Modules:</text:span></text:p>
      <text:list text:style-name="L9">
        <text:list-item>
          <text:p text:style-name="P18">Encapsulate reusable code into libraries.</text:p>
        </text:list-item>
        <text:list-item>
          <text:p text:style-name="P18">Use <text:span text:style-name="Source_20_Text">use</text:span> keyword to import modules into a Perl program.</text:p>
        </text:list-item>
        <text:list-item>
          <text:p text:style-name="P17">CPAN (Comprehensive Perl Archive Network) is a vast repository of Perl modules.</text:p>
        </text:list-item>
      </text:list>
      <text:p text:style-name="Text_20_body"><text:span text:style-name="Strong_20_Emphasis">Error Handling:</text:span></text:p>
      <text:list text:style-name="L10">
        <text:list-item>
          <text:p text:style-name="P20"><text:span text:style-name="Source_20_Text">die</text:span> function to exit the program with an error message.</text:p>
        </text:list-item>
        <text:list-item>
          <text:p text:style-name="P20"><text:span text:style-name="Source_20_Text">warn</text:span> function to print a warning message.</text:p>
        </text:list-item>
        <text:list-item>
          <text:p text:style-name="P19"><text:span text:style-name="Source_20_Text">eval</text:span> function to trap and handle exceptions.</text:p>
        </text:list-item>
      </text:list>
      <text:p text:style-name="Text_20_body"><text:span text:style-name="Strong_20_Emphasis">Object-Oriented Programming:</text:span></text:p>
      <text:list text:style-name="L11">
        <text:list-item>
          <text:p text:style-name="P22">Perl supports object-oriented programming (OOP) with packages and classes.</text:p>
        </text:list-item>
        <text:list-item>
          <text:p text:style-name="P22">Class declaration syntax: <text:span text:style-name="Source_20_Text">package ClassName;</text:span>.</text:p>
        </text:list-item>
        <text:list-item>
          <text:p text:style-name="P21">Constructor method named <text:span text:style-name="Source_20_Text">new</text:span> conventionally used to create objects.</text:p>
        </text:list-item>
      </text:list>
      <text:p text:style-name="Text_20_body"><text:span text:style-name="Strong_20_Emphasis">CGI Programming:</text:span></text:p>
      <text:list text:style-name="L12">
        <text:list-item>
          <text:p text:style-name="P24">Common Gateway Interface (CGI) for creating dynamic web pages with Perl.</text:p>
        </text:list-item>
        <text:list-item>
          <text:p text:style-name="P24">Receive input from web forms and generate dynamic output.</text:p>
        </text:list-item>
        <text:list-item>
          <text:p text:style-name="P23">Commonly used with web servers like Apache.</text:p>
        </text:list-item>
      </text:list>
      <text:p text:style-name="Text_20_body"><text:span text:style-name="Strong_20_Emphasis">Database Access:</text:span></text:p>
      <text:list text:style-name="L13">
        <text:list-item>
          <text:p text:style-name="P26">Interact with databases using modules like DBI (Database Interface) and DBD (Database Driver).</text:p>
        </text:list-item>
        <text:list-item>
          <text:p text:style-name="P25">Supports various database management systems like MySQL, PostgreSQL, SQLite, etc.</text:p>
        </text:list-item>
      </text:list>
      <text:p text:style-name="Text_20_body"><text:span text:style-name="Strong_20_Emphasis">Interprocess Communication:</text:span></text:p>
      <text:list text:style-name="L14">
        <text:list-item>
          <text:p text:style-name="P28">Various mechanisms for interprocess communication (IPC) like pipes, sockets, signals, etc.</text:p>
        </text:list-item>
        <text:list-item>
          <text:p text:style-name="P27">Useful for communication between different processes or script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15:50.662120704</meta:creation-date>
    <dc:date>2024-04-07T12:19:21.882157568</dc:date>
    <meta:editing-duration>PT36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59" meta:word-count="436" meta:character-count="2764" meta:non-whitespace-character-count="2431"/>
  </office:meta>
</office:document-meta>
</file>